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B000005D69DB0D49651D92371.png" manifest:media-type="image/png"/>
  <manifest:file-entry manifest:full-path="Pictures/1000020100000034000000196939EC5734058EB0.png" manifest:media-type="image/png"/>
  <manifest:file-entry manifest:full-path="Pictures/10000201000000C8000000C861187C75F7260492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69000000FAD7855677D94B654D.png" manifest:media-type="image/png"/>
  <manifest:file-entry manifest:full-path="Pictures/100000000000009600000078AD0A451CF1EAFA17.png" manifest:media-type="image/png"/>
  <manifest:file-entry manifest:full-path="Pictures/1000020100000040000000405EDF7A8BD42A1091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48500000230A467EE6311C787A0.jpg" manifest:media-type="image/jpeg"/>
  <manifest:file-entry manifest:full-path="Pictures/1000000000000096000000787B1E168F2311B87C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50" style:family="graphic" style:parent-style-name="standard">
      <style:graphic-properties draw:stroke="none" svg:stroke-color="#000000" draw:fill="none" draw:fill-color="#ffffff" fo:min-height="1.4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2" style:family="graphic" style:parent-style-name="standard">
      <style:graphic-properties draw:stroke="none" svg:stroke-color="#000000" draw:fill="none" draw:fill-color="#ffffff" fo:min-height="11.01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57" style:family="graphic" style:parent-style-name="objectwithoutfill">
      <style:graphic-properties draw:marker-start="Arrow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4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7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-color="#eeeeee" draw:opacity="50%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5/06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1.438cm" svg:height="0.806cm" svg:x="53.143cm" svg:y="39.22cm">
          <draw:text-box>
            <text:p><text:span text:style-name="T5">Bed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F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5" draw:layer="Layer5" svg:width="2.161cm" svg:height="0.607cm" svg:x="47.595cm" svg:y="39.438cm">
          <draw:text-box>
            <text:p><text:span text:style-name="T3">05/XX/2016</text:span></text:p>
          </draw:text-box>
        </draw:frame>
        <draw:frame draw:style-name="gr22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3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4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5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6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8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30" draw:text-style-name="P2" draw:layer="layout" svg:width="10.887cm" svg:height="0.035cm" svg:x="26.471cm" svg:y="20.579cm" svg:viewBox="0 0 10888 36" svg:d="M10888 0c-186 48-10680 33-10888 35z">
          <text:p/>
        </draw:path>
        <draw:frame draw:style-name="gr27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17cm 14.961cm)">
          <draw:image xlink:href="Pictures/1000000000000069000000FAD7855677D94B654D.png" xlink:type="simple" xlink:show="embed" xlink:actuate="onLoad">
            <text:p/>
          </draw:image>
        </draw:frame>
        <draw:frame draw:style-name="gr27" draw:text-style-name="P2" draw:layer="layout" svg:width="0.961cm" svg:height="3.002cm" draw:transform="rotate (-1.5707963267949) translate (44.457cm 16.056cm)">
          <draw:image xlink:href="Pictures/1000000000000069000000FAD7855677D94B654D.png" xlink:type="simple" xlink:show="embed" xlink:actuate="onLoad">
            <text:p/>
          </draw:image>
        </draw:frame>
        <draw:frame draw:style-name="gr31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2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7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3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7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4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5" draw:text-style-name="P2" draw:layer="layout" svg:width="1.373cm" svg:height="0.981cm" svg:x="39.943cm" svg:y="15.894cm">
          <draw:image xlink:href="Pictures/100000000000009600000078AD0A451CF1EAFA17.png" xlink:type="simple" xlink:show="embed" xlink:actuate="onLoad">
            <text:p/>
          </draw:image>
        </draw:frame>
        <draw:frame draw:style-name="gr35" draw:text-style-name="P2" draw:layer="layout" svg:width="1.373cm" svg:height="0.981cm" svg:x="39.91cm" svg:y="15.044cm">
          <draw:image xlink:href="Pictures/1000000000000096000000787B1E168F2311B87C.png" xlink:type="simple" xlink:show="embed" xlink:actuate="onLoad">
            <text:p/>
          </draw:image>
        </draw:frame>
        <draw:frame draw:style-name="gr36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7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8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7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7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9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40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9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7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1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7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2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3" draw:text-style-name="P2" draw:layer="layout" svg:x1="24.138cm" svg:y1="17.926cm" svg:x2="26.416cm" svg:y2="20.464cm">
          <text:p/>
        </draw:line>
        <draw:line draw:style-name="gr44" draw:text-style-name="P2" draw:layer="layout" svg:x1="24.154cm" svg:y1="18.622cm" svg:x2="26.362cm" svg:y2="20.514cm">
          <text:p/>
        </draw:line>
        <draw:frame draw:style-name="gr38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5" draw:text-style-name="P2" draw:layer="layout" svg:x1="24.166cm" svg:y1="19.963cm" svg:x2="26.333cm" svg:y2="20.578cm">
          <text:p/>
        </draw:line>
        <draw:frame draw:style-name="gr37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6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7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7" draw:text-style-name="P2" draw:layer="layout" svg:x1="24.161cm" svg:y1="22.918cm" svg:x2="26.399cm" svg:y2="20.759cm">
          <text:p/>
        </draw:line>
        <draw:frame draw:style-name="gr38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8" draw:text-style-name="P2" draw:layer="layout" svg:x1="24.166cm" svg:y1="22.128cm" svg:x2="26.349cm" svg:y2="20.71cm">
          <text:p/>
        </draw:line>
        <draw:frame draw:style-name="gr38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8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9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50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5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1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2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7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7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3" draw:text-style-name="P20" draw:layer="layout" svg:width="2.36cm" svg:height="0.963cm" svg:x="19.192cm" svg:y="27.475cm">
          <draw:text-box>
            <text:p><text:span text:style-name="T15">1x Ferrule</text:span></text:p>
            <text:p><text:span text:style-name="T15">[EL-MS0360]</text:span></text:p>
          </draw:text-box>
        </draw:frame>
        <draw:frame draw:style-name="gr54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custom-shape draw:style-name="gr55" draw:text-style-name="P22" draw:layer="layout" svg:width="4.983cm" svg:height="0.806cm" svg:x="16.218cm" svg:y="25.722cm">
          <text:p/>
          <draw:enhanced-geometry svg:viewBox="0 0 21600 21600" draw:type="rectangle" draw:enhanced-path="M 0 0 L 21600 0 21600 21600 0 21600 0 0 Z N"/>
        </draw:custom-shape>
        <draw:frame draw:style-name="gr56" draw:text-style-name="P20" draw:layer="layout" svg:width="3.639cm" svg:height="1.319cm" svg:x="16.24cm" svg:y="26.994cm">
          <draw:text-box>
            <text:p><text:span text:style-name="T15">1x Heat Shrink Tubing</text:span></text:p>
            <text:p><text:span text:style-name="T15">[EL-MS0247]</text:span></text:p>
            <text:p><text:span text:style-name="T15">70mm</text:span></text:p>
          </draw:text-box>
        </draw:frame>
        <draw:line draw:style-name="gr57" draw:text-style-name="P2" draw:layer="layout" svg:x1="17.708cm" svg:y1="26.253cm" svg:x2="16.192cm" svg:y2="27.058cm">
          <text:p/>
        </draw:line>
        <draw:line draw:style-name="gr57" draw:text-style-name="P2" draw:layer="layout" svg:x1="20.372cm" svg:y1="26.125cm" svg:x2="20.317cm" svg:y2="27.599cm">
          <text:p/>
        </draw:line>
        <draw:line draw:style-name="gr57" draw:text-style-name="P2" draw:layer="layout" svg:x1="19.091cm" svg:y1="26.409cm" svg:x2="18.75cm" svg:y2="27.053cm">
          <text:p/>
        </draw:line>
        <draw:frame draw:style-name="gr58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9" draw:text-style-name="P20" draw:layer="layout" svg:width="1.95cm" svg:height="0.683cm" svg:x="19.714cm" svg:y="25.172cm">
          <draw:text-box>
            <text:p><text:span text:style-name="T15">Strip 8mm</text:span></text:p>
          </draw:text-box>
        </draw:frame>
        <draw:line draw:style-name="gr44" draw:text-style-name="P2" draw:layer="layout" svg:x1="40.171cm" svg:y1="18.714cm" svg:x2="37.481cm" svg:y2="20.484cm">
          <text:p/>
        </draw:line>
        <draw:line draw:style-name="gr43" draw:text-style-name="P2" draw:layer="layout" svg:x1="40.16cm" svg:y1="18.012cm" svg:x2="37.409cm" svg:y2="20.448cm">
          <text:p/>
        </draw:line>
        <draw:line draw:style-name="gr45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8" draw:text-style-name="P2" draw:layer="layout" svg:x1="37.463cm" svg:y1="20.658cm" svg:x2="40.16cm" svg:y2="22.105cm">
          <text:p/>
        </draw:line>
        <draw:line draw:style-name="gr47" draw:text-style-name="P2" draw:layer="layout" svg:x1="37.394cm" svg:y1="20.708cm" svg:x2="40.171cm" svg:y2="23.028cm">
          <text:p/>
        </draw:line>
        <draw:path draw:style-name="gr30" draw:text-style-name="P2" draw:layer="layout" svg:width="10.837cm" svg:height="0.053cm" svg:x="26.515cm" svg:y="15.657cm" svg:viewBox="0 0 10838 54" svg:d="M10838 0c-186 48-10630 52-10838 54z">
          <text:p/>
        </draw:path>
        <draw:line draw:style-name="gr60" draw:text-style-name="P2" draw:layer="layout" svg:x1="24.929cm" svg:y1="15.322cm" svg:x2="26.407cm" svg:y2="15.62cm">
          <text:p/>
        </draw:line>
        <draw:line draw:style-name="gr60" draw:text-style-name="P2" draw:layer="layout" svg:x1="24.93cm" svg:y1="16.126cm" svg:x2="26.407cm" svg:y2="15.787cm">
          <text:p/>
        </draw:line>
        <draw:line draw:style-name="gr60" draw:text-style-name="P2" draw:layer="layout" svg:x1="37.407cm" svg:y1="15.732cm" svg:x2="40.035cm" svg:y2="16.123cm">
          <text:p/>
        </draw:line>
        <draw:line draw:style-name="gr60" draw:text-style-name="P2" draw:layer="layout" svg:x1="37.407cm" svg:y1="15.594cm" svg:x2="40.014cm" svg:y2="15.255cm">
          <text:p/>
        </draw:line>
        <draw:frame draw:style-name="gr61" draw:text-style-name="P16" draw:layer="layout" svg:width="2.102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61" draw:text-style-name="P16" draw:layer="layout" svg:width="2.102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8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62" draw:text-style-name="P16" draw:layer="layout" svg:width="1.946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8" draw:text-style-name="P2" draw:layer="layout" svg:x1="21.008cm" svg:y1="26.065cm" svg:x2="24.969cm" svg:y2="26.065cm">
          <text:p/>
        </draw:line>
        <draw:frame draw:style-name="gr27" draw:text-style-name="P2" draw:layer="layout" svg:width="1.375cm" svg:height="0.66cm" draw:transform="rotate (-0.276460153515902) translate (19.823cm 25.562cm)">
          <draw:image xlink:href="Pictures/1000020100000034000000196939EC5734058EB0.png" xlink:type="simple" xlink:show="embed" xlink:actuate="onLoad">
            <text:p/>
          </draw:image>
        </draw:frame>
        <draw:line draw:style-name="gr43" draw:text-style-name="P2" draw:layer="layout" svg:x1="20.507cm" svg:y1="24.646cm" svg:x2="25cm" svg:y2="24.646cm">
          <text:p/>
        </draw:line>
        <draw:line draw:style-name="gr47" draw:text-style-name="P2" draw:layer="layout" svg:x1="20.455cm" svg:y1="22.91cm" svg:x2="24.179cm" svg:y2="22.91cm">
          <text:p/>
        </draw:line>
        <draw:line draw:style-name="gr48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5" draw:text-style-name="P2" draw:layer="layout" svg:x1="20.348cm" svg:y1="19.964cm" svg:x2="24.173cm" svg:y2="19.964cm">
          <text:p/>
        </draw:line>
        <draw:line draw:style-name="gr44" draw:text-style-name="P2" draw:layer="layout" svg:x1="20.339cm" svg:y1="18.629cm" svg:x2="24.173cm" svg:y2="18.629cm">
          <text:p/>
        </draw:line>
        <draw:line draw:style-name="gr43" draw:text-style-name="P2" draw:layer="layout" svg:x1="20.315cm" svg:y1="17.936cm" svg:x2="24.156cm" svg:y2="17.936cm">
          <text:p/>
        </draw:line>
        <draw:frame draw:style-name="gr38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3" draw:text-style-name="P23" draw:layer="layout" svg:width="16.402cm" svg:height="1.916cm" svg:x="25.005cm" svg:y="9.4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6"/></text:span><text:span text:style-name="T17">28mm Bend Radius</text:span></text:p>
            <text:p><text:span text:style-name="T17"><text:s text:c="33"/></text:span><text:span text:style-name="T17">* use shown orientation</text:span></text:p>
          </draw:text-box>
        </draw:frame>
        <draw:path draw:style-name="gr64" draw:text-style-name="P2" draw:layer="layout" svg:width="10.888cm" svg:height="0.044cm" svg:x="26.479cm" svg:y="25.415cm" svg:viewBox="0 0 10889 45" svg:d="M10889 0c-186 48-10681 43-10889 45z">
          <text:p/>
        </draw:path>
        <draw:line draw:style-name="gr43" draw:text-style-name="P2" draw:layer="layout" svg:x1="26.418cm" svg:y1="25.383cm" svg:x2="24.99cm" svg:y2="24.642cm">
          <text:p/>
        </draw:line>
        <draw:line draw:style-name="gr48" draw:text-style-name="P2" draw:layer="layout" svg:x1="24.959cm" svg:y1="26.086cm" svg:x2="26.424cm" svg:y2="25.526cm">
          <text:p/>
        </draw:line>
        <draw:line draw:style-name="gr43" draw:text-style-name="P2" draw:layer="layout" svg:x1="40.175cm" svg:y1="24.677cm" svg:x2="37.433cm" svg:y2="25.346cm">
          <text:p/>
        </draw:line>
        <draw:line draw:style-name="gr48" draw:text-style-name="P2" draw:layer="layout" svg:x1="40.136cm" svg:y1="26.018cm" svg:x2="37.434cm" svg:y2="25.484cm">
          <text:p/>
        </draw:line>
        <draw:frame draw:style-name="gr40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7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61" draw:text-style-name="P16" draw:layer="layout" svg:width="2.102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8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5" draw:text-style-name="P11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7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6" draw:text-style-name="P11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7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7" draw:text-style-name="P24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20.336cm" svg:y1="16.124cm" svg:x2="24.943cm" svg:y2="16.124cm">
          <text:p/>
        </draw:line>
        <draw:line draw:style-name="gr60" draw:text-style-name="P2" draw:layer="layout" svg:x1="20.332cm" svg:y1="15.323cm" svg:x2="24.939cm" svg:y2="15.323cm">
          <text:p/>
        </draw:line>
        <draw:frame draw:style-name="gr70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71" draw:text-style-name="P26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72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71" draw:text-style-name="P26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7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2" draw:layer="layout" svg:width="3.404cm" svg:height="1.651cm" svg:x="52.291cm" svg:y="37.183cm">
          <draw:image xlink:href="Pictures/100000000000048500000230A467EE6311C787A0.jpg" xlink:type="simple" xlink:show="embed" xlink:actuate="onLoad">
            <text:p/>
          </draw:image>
        </draw:frame>
        <draw:frame draw:style-name="gr27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3" draw:text-style-name="P26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71" draw:text-style-name="P26" draw:layer="layout" svg:width="1.827cm" svg:height="0.645cm" svg:x="21.572cm" svg:y="22.151cm">
          <draw:text-box>
            <text:p><text:span text:style-name="T19">Y min</text:span></text:p>
          </draw:text-box>
        </draw:frame>
        <draw:frame draw:style-name="gr74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0mm</text:span></text:p>
          </draw:text-box>
        </draw:frame>
        <draw:frame draw:style-name="gr75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2T14:25:51.251890120</dc:date>
    <meta:editing-duration>P27DT14H25M</meta:editing-duration>
    <meta:editing-cycles>597</meta:editing-cycles>
    <meta:generator>LibreOffice/5.0.4.2$Linux_X86_64 LibreOffice_project/2b9802c1994aa0b7dc6079e128979269cf95bc78</meta:generator>
    <dc:creator>Aleph User</dc:creator>
    <meta:document-statistic meta:object-count="152"/>
  </office:meta>
</office:document-meta>
</file>